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379000001E65AA8A031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0.511cm" fo:padding-top="0.175cm" fo:padding-bottom="0.175cm" fo:padding-left="0.3cm" fo:padding-right="0.3cm" draw:shadow="visible" draw:shadow-offset-x="0.1cm" draw:shadow-offset-y="0.1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5.466cm" svg:height="14.102cm" svg:x="1.234cm" svg:y="1.7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25.089cm" svg:height="13.715cm" svg:x="1.5cm" svg:y="2cm">
            <draw:image xlink:href="Pictures/1000020100000379000001E65AA8A031.tif" xlink:type="simple" xlink:show="embed" xlink:actuate="onLoad">
              <text:p/>
            </draw:image>
          </draw:frame>
          <draw:line draw:style-name="gr3" draw:text-style-name="P1" draw:layer="layout" svg:x1="7.3cm" svg:y1="12.2cm" svg:x2="4.1cm" svg:y2="10.9cm">
            <text:p/>
          </draw:line>
          <draw:frame draw:style-name="gr4" draw:text-style-name="P2" draw:layer="layout" svg:width="5.3cm" svg:height="2.571cm" svg:x="7.4cm" svg:y="11.8cm">
            <draw:text-box>
              <text:p><text:span text:style-name="T1">Set the organism constraint to be ONE OF, and then select the organisms.</text:span></text:p>
            </draw:text-box>
          </draw:frame>
          <draw:custom-shape draw:style-name="gr5" draw:text-style-name="P1" draw:layer="layout" svg:width="5cm" svg:height="1.4cm" svg:x="1.9cm" svg:y="9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4-03-05T14:04:28</dc:date>
    <meta:editing-duration>PT23H50M4S</meta:editing-duration>
    <meta:editing-cycles>15</meta:editing-cycles>
    <meta:generator>LibreOffice/3.4$Unix LibreOffice_project/340m1$Build-402</meta:generator>
    <meta:document-statistic meta:object-count="6"/>
  </office:meta>
</office:document-meta>
</file>